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ab-stops>
          <style:tab-stop style:position="7.938cm"/>
        </style:tab-stops>
      </style:paragraph-properties>
    </style:style>
    <style:style style:name="P2" style:family="paragraph" style:parent-style-name="Standard">
      <style:paragraph-properties fo:text-align="justify" style:justify-single-word="false">
        <style:tab-stops>
          <style:tab-stop style:position="7.938cm"/>
        </style:tab-stops>
      </style:paragraph-properties>
    </style:style>
    <style:style style:name="P3" style:family="paragraph" style:parent-style-name="Standard">
      <style:paragraph-properties fo:text-align="justify" style:justify-single-word="false">
        <style:tab-stops>
          <style:tab-stop style:position="7.938cm"/>
        </style:tab-stops>
      </style:paragraph-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rnard Profitendieu</text:p>
      <text:p text:style-name="P1"/>
      <text:p text:style-name="P2">Bernard est un adolescent, fils adoptif d'Albéric Profitendieu, qui quittera sa maison sous prétexte d'avoir découvert que celui qu'il appelait "père" ne l'est pas et que cela le rassure. En réalité, Bernard souhaite juste pouvoir découvrir et expérimenter la vie qu'il ne peut connaître sous la pression familliale. Il s'enfuit dans un premier temps chez son meilleur ami Olivier le temps d'une nuit puis partira en Suisse en tant que secrétaire au service d'Edouard. A son retour à Paris, il passera son Bac, il deviendra surveillant dans l'école de la Pérouze et aura une aventure avec Sarah. A la fin de l'oeuvre, il retournera néamoins dans sa famille.</text:p>
      <text:p text:style-name="P2"/>
      <text:p text:style-name="P2"/>
      <text:p text:style-name="P2"/>
      <text:p text:style-name="P2">Bernard :376 fois dans le Roman BIM</text:p>
      <text:p text:style-name="P2"/>
      <text:p text:style-name="P2">Olivier : 326 fois dans le Roman BAM</text:p>
      <text:p text:style-name="P2"/>
      <text:p text:style-name="P2">Edouard : 275 fois dans le Roman BEM</text:p>
      <text:p text:style-name="P2"/>
      <text:p text:style-name="P2">Laura : 178 fois dans le roman BYM</text:p>
      <text:p text:style-name="P2"/>
      <text:p text:style-name="P2">Passavant : 149 fois dans le roman <text:s/>BOM</text:p>
      <text:p text:style-name="P2"/>
      <text:p text:style-name="P2">Vincent : 149 fois dans le roman BAUM</text:p>
      <text:p text:style-name="P2"/>
      <text:p text:style-name="P2">Boris : 145 fois dans le roman BOUM</text:p>
      <text:p text:style-name="P2"/>
      <text:p text:style-name="P2">Georges : 132 fois dans le Roman BUM</text:p>
      <text:p text:style-name="P2"/>
      <text:p text:style-name="P2">Albéric : 52 fois dans le Roman BEUM</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3M36S</meta:editing-duration>
    <meta:editing-cycles>4</meta:editing-cycles>
    <meta:generator>OpenOffice/4.0.1$Win32 OpenOffice.org_project/401m5$Build-9714</meta:generator>
    <dc:date>2017-03-19T19:14:25.59</dc:date>
    <dc:creator>Alexandre LIBOUREL</dc:creator>
    <meta:document-statistic meta:table-count="0" meta:image-count="0" meta:object-count="0" meta:page-count="1" meta:paragraph-count="11" meta:word-count="181" meta:character-count="1001"/>
    <meta:user-defined meta:name="Info 1"/>
    <meta:user-defined meta:name="Info 2"/>
    <meta:user-defined meta:name="Info 3"/>
    <meta:user-defined meta:name="Info 4"/>
  </office:meta>
</office:document-meta>
</file>